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/>
          <table:table-cell office:value-type="string" calcext:value-type="string">
            <text:p>Pluck Slave Developmen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9" calcext:value-type="date">
            <text:p>11/1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office:value-type="time" office:time-value="PT12H35M00S" calcext:value-type="time">
            <text:p>12:35:00 PM</text:p>
          </table:table-cell>
          <table:table-cell office:value-type="time" office:time-value="PT16H10M00S" calcext:value-type="time">
            <text:p>04:10:00 P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0" calcext:value-type="date">
            <text:p>11/20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Working on Reworking String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1" calcext:value-type="date">
            <text:p>11/21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14H40M00S" calcext:value-type="time">
            <text:p>02:40:00 P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5M00S" calcext:value-type="time">
            <text:p>07:35:00 PM</text:p>
          </table:table-cell>
          <table:table-cell office:value-type="time" office:time-value="PT20H10M00S" calcext:value-type="time">
            <text:p>08:10:00 P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20:02:58.953180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8:44:10.937901736</meta:creation-date>
    <dc:date>2024-11-21T20:09:12.601867018</dc:date>
    <meta:editing-duration>PT18H2M10S</meta:editing-duration>
    <meta:editing-cycles>30</meta:editing-cycles>
    <meta:generator>LibreOffice/24.2.7.2$Linux_X86_64 LibreOffice_project/420$Build-2</meta:generator>
    <meta:document-statistic meta:table-count="1" meta:cell-count="113" meta:object-count="0"/>
  </office:meta>
</office:document-meta>
</file>